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 style:text-autospace="none"/>
      <style:text-properties fo:font-size="32pt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4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5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0.946cm" svg:y="0.642cm">
          <draw:text-box>
            <text:p text:style-name="P1"><text:span text:style-name="T1">HYMN #539</text:span></text:p>
            <text:p text:style-name="P1"><text:span text:style-name="T2">“</text:span><text:span text:style-name="T2">Christ Is the World's Redeem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908cm" svg:height="7.011cm" svg:x="1.016cm" svg:y="1.016cm">
          <draw:text-box>
            <text:p text:style-name="P4"><text:span text:style-name="T3">1. </text:span><text:span text:style-name="T4">Christ is the world’s Redeemer,</text:span><text:span text:style-name="T4"><text:line-break/></text:span><text:span text:style-name="T4">The lover of the pure,</text:span><text:span text:style-name="T4"><text:line-break/></text:span><text:span text:style-name="T4">The font of heav’nly wisdom,</text:span><text:span text:style-name="T4"><text:line-break/></text:span><text:span text:style-name="T4">Our trust and hope secur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4.638cm" svg:height="7.011cm" svg:x="1.778cm" svg:y="1.137cm">
          <draw:text-box>
            <text:p text:style-name="P6"><text:span text:style-name="T4">The armor of His soldiers,</text:span><text:span text:style-name="T4"><text:line-break/></text:span><text:span text:style-name="T4">The Lord of earth and sky,</text:span><text:span text:style-name="T4"><text:line-break/></text:span><text:span text:style-name="T4">Our health while we are living,</text:span><text:span text:style-name="T4"><text:line-break/></text:span><text:span text:style-name="T4">Our life when we shall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9" draw:layer="layout" svg:width="24.638cm" svg:height="7.011cm" svg:x="1.778cm" svg:y="0.878cm">
          <draw:text-box>
            <text:p text:style-name="P8"><text:span text:style-name="T5">2. </text:span><text:span text:style-name="T6">Christ has our host surrounded</text:span><text:span text:style-name="T6"><text:line-break/></text:span><text:span text:style-name="T6">With clouds of martyrs bright,</text:span><text:span text:style-name="T6"><text:line-break/></text:span><text:span text:style-name="T6">Who wave their palms in triumph</text:span><text:span text:style-name="T6"><text:line-break/></text:span><text:span text:style-name="T6">And fire us for the f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11" draw:layer="layout" svg:width="24.384cm" svg:height="7.011cm" svg:x="1.778cm" svg:y="0.849cm">
          <draw:text-box>
            <text:p text:style-name="P10"><text:span text:style-name="T6">Then Christ the cross ascended</text:span><text:span text:style-name="T6"><text:line-break/></text:span><text:span text:style-name="T6">To save a world undone</text:span><text:span text:style-name="T6"><text:line-break/></text:span><text:span text:style-name="T6">And, suff’ring for the sinful,</text:span><text:span text:style-name="T6"><text:line-break/></text:span><text:span text:style-name="T6">Our full redemption w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9" draw:layer="layout" svg:width="24.384cm" svg:height="7.011cm" svg:x="1.778cm" svg:y="1.016cm">
          <draw:text-box>
            <text:p text:style-name="P8"><text:span text:style-name="T5">3. </text:span><text:span text:style-name="T6">Down through the realm of darkness</text:span><text:span text:style-name="T6"><text:line-break/></text:span><text:span text:style-name="T6">He strode in victory,</text:span><text:span text:style-name="T6"><text:line-break/></text:span><text:span text:style-name="T6">And at the hour appointed</text:span><text:span text:style-name="T6"><text:line-break/></text:span><text:span text:style-name="T6">He rose triumphant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11" draw:layer="layout" svg:width="24.638cm" svg:height="7.011cm" svg:x="1.778cm" svg:y="0.883cm">
          <draw:text-box>
            <text:p text:style-name="P10"><text:span text:style-name="T6">And now, to heav’n ascended,</text:span><text:span text:style-name="T6"><text:line-break/></text:span><text:span text:style-name="T6">He sits upon the throne</text:span><text:span text:style-name="T6"><text:line-break/></text:span><text:span text:style-name="T6">Whence He had ne’er departed,</text:span><text:span text:style-name="T6"><text:line-break/></text:span><text:span text:style-name="T6">His Father’s and His 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3" draw:layer="layout" svg:width="24.384cm" svg:height="7.011cm" svg:x="1.778cm" svg:y="0.762cm">
          <draw:text-box>
            <text:p text:style-name="P12"><text:span text:style-name="T5">4. </text:span><text:span text:style-name="T6">Glory to God the Father,</text:span></text:p>
            <text:p text:style-name="P12"><text:span text:style-name="T6">The unbegotten One,</text:span></text:p>
            <text:p text:style-name="P12"><text:span text:style-name="T6">All honor be to Jesus,</text:span></text:p>
            <text:p text:style-name="P12"><text:span text:style-name="T6">His sole-begotten So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16" draw:layer="layout" svg:width="24.638cm" svg:height="11.684cm" svg:x="1.616cm" svg:y="0.916cm">
          <draw:text-box>
            <text:p text:style-name="P14"><text:span text:style-name="T6">And to the Holy Spirit—</text:span></text:p>
            <text:p text:style-name="P14"><text:span text:style-name="T6">The perfect Trinity.</text:span></text:p>
            <text:p text:style-name="P14"><text:span text:style-name="T6">Let all the worlds give answer: </text:span></text:p>
            <text:p text:style-name="P14"><text:span text:style-name="T6">Amen! So let it be.</text:span></text:p>
            <text:p text:style-name="P15"><text:span text:style-name="T7"><text:s text:c="4"/></text:span></text:p>
            <text:p text:style-name="P15"><text:span text:style-name="T8"><text:s/></text:span></text:p>
            <text:p text:style-name="P15"><text:span text:style-name="T8"><text:s text:c="12"/></text:span><text:span text:style-name="T8">Public domain</text:span></text:p>
            <text:p text:style-name="P15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20:17:29.443000000</meta:creation-date>
    <dc:title>Hymn template</dc:title>
    <meta:editing-duration>PT10M25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23T13:45:38.816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5-13T20:17:29.162000000"/>
  </office:meta>
</office:document-meta>
</file>